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15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15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15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9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9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9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9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9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15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working encryption and decryption</text:p>
          </table:table-cell>
          <table:table-cell table:style-name="ce15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9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9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9" office:value-type="string" calcext:value-type="string" table:number-columns-spanned="8" table:number-rows-spanned="1">
            <text:p>made my own notification and error event in order to fix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4" office:value-type="string" calcext:value-type="string" table:number-columns-spanned="7" table:number-rows-spanned="1">
            <text:p>e2e test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3.0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 table:number-columns-spanned="8" table:number-rows-spanned="1">
            <text:p>e2e testin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 table:number-rows-repeated="3">
          <table:table-cell table:number-columns-repeated="2"/>
          <table:table-cell table:style-name="ce19"/>
          <table:table-cell table:style-name="ce15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61" calcext:value-type="float">
            <text:p>161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15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4]-[.B53]" office:value-type="float" office:value="14" calcext:value-type="float">
            <text:p>14</text:p>
          </table:table-cell>
          <table:table-cell table:style-name="ce15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15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22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22" office:value-type="string" calcext:value-type="string">
            <text:p>Known Bugs</text:p>
          </table:table-cell>
          <table:table-cell table:style-name="ce22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9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15"/>
        </table:table-row>
        <table:table-row table:style-name="ro1">
          <table:table-cell table:style-name="ce19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15"/>
        </table:table-row>
        <table:table-row table:style-name="ro1">
          <table:table-cell table:style-name="ce19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19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9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.00.0000</text:date>, <text:time style:data-style-name="N2" text:time-value="18:21:28.41483527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3T18:21:36.263032775</dc:date>
    <meta:editing-duration>P1DT2H8M12S</meta:editing-duration>
    <meta:editing-cycles>109</meta:editing-cycles>
    <meta:generator>LibreOffice/6.0.7.3$Linux_X86_64 LibreOffice_project/00m0$Build-3</meta:generator>
    <meta:document-statistic meta:table-count="3" meta:cell-count="141" meta:object-count="0"/>
  </office:meta>
</office:document-meta>
</file>